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4d1" officeooo:paragraph-rsid="00142dc4"/>
    </style:style>
    <style:style style:name="P2" style:family="paragraph" style:parent-style-name="Standard">
      <style:text-properties fo:font-weight="bold" officeooo:rsid="000fd4d1" officeooo:paragraph-rsid="000fd4d1" style:font-weight-asian="bold" style:font-weight-complex="bold"/>
    </style:style>
    <style:style style:name="P3" style:family="paragraph" style:parent-style-name="Standard">
      <style:text-properties fo:color="#c9211e" fo:font-weight="bold" officeooo:rsid="000fd4d1" officeooo:paragraph-rsid="000fd4d1" style:font-weight-asian="bold" style:font-weight-complex="bold"/>
    </style:style>
    <style:style style:name="P4" style:family="paragraph" style:parent-style-name="Standard">
      <style:text-properties fo:color="#2a6099" officeooo:rsid="000fd4d1" officeooo:paragraph-rsid="000fd4d1"/>
    </style:style>
    <style:style style:name="P5" style:family="paragraph" style:parent-style-name="Standard">
      <style:text-properties fo:color="#2a6099" officeooo:paragraph-rsid="000fd4d1"/>
    </style:style>
    <style:style style:name="P6" style:family="paragraph" style:parent-style-name="Standard">
      <style:text-properties fo:color="#2a6099" officeooo:paragraph-rsid="00116937"/>
    </style:style>
    <style:style style:name="P7" style:family="paragraph" style:parent-style-name="Standard">
      <style:text-properties fo:color="#2a6099" officeooo:paragraph-rsid="00142dc4"/>
    </style:style>
    <style:style style:name="P8" style:family="paragraph" style:parent-style-name="Standard">
      <style:text-properties fo:color="#2a6099" officeooo:paragraph-rsid="00161ba8"/>
    </style:style>
    <style:style style:name="P9" style:family="paragraph" style:parent-style-name="Standard">
      <style:text-properties fo:color="#2a6099" officeooo:paragraph-rsid="00180479"/>
    </style:style>
    <style:style style:name="P10" style:family="paragraph" style:parent-style-name="Standard">
      <style:text-properties fo:color="#2a6099" officeooo:paragraph-rsid="00198404"/>
    </style:style>
    <style:style style:name="P11" style:family="paragraph" style:parent-style-name="Standard">
      <style:text-properties fo:color="#2a6099" officeooo:paragraph-rsid="001acb36"/>
    </style:style>
    <style:style style:name="P12" style:family="paragraph" style:parent-style-name="Standard">
      <style:text-properties fo:color="#2a6099" officeooo:paragraph-rsid="001b7e8e"/>
    </style:style>
    <style:style style:name="P13" style:family="paragraph" style:parent-style-name="Standard">
      <style:text-properties fo:color="#000000" officeooo:rsid="000fd4d1" officeooo:paragraph-rsid="00142dc4"/>
    </style:style>
    <style:style style:name="P14" style:family="paragraph" style:parent-style-name="Standard">
      <style:text-properties fo:color="#000000" fo:font-weight="normal" officeooo:rsid="0023cb93" officeooo:paragraph-rsid="0023cb93" style:font-weight-asian="normal" style:font-weight-complex="normal"/>
    </style:style>
    <style:style style:name="P15" style:family="paragraph" style:parent-style-name="Standard">
      <style:text-properties officeooo:paragraph-rsid="00142dc4"/>
    </style:style>
    <style:style style:name="P16" style:family="paragraph" style:parent-style-name="Standard">
      <style:text-properties officeooo:paragraph-rsid="00180479"/>
    </style:style>
    <style:style style:name="P17" style:family="paragraph" style:parent-style-name="Standard">
      <style:text-properties officeooo:paragraph-rsid="00198404"/>
    </style:style>
    <style:style style:name="P18" style:family="paragraph" style:parent-style-name="Standard">
      <style:text-properties officeooo:paragraph-rsid="001acb36"/>
    </style:style>
    <style:style style:name="P19" style:family="paragraph" style:parent-style-name="Standard">
      <style:text-properties officeooo:paragraph-rsid="001b7e8e"/>
    </style:style>
    <style:style style:name="P20" style:family="paragraph" style:parent-style-name="Standard">
      <style:text-properties officeooo:paragraph-rsid="001c763c"/>
    </style:style>
    <style:style style:name="P21" style:family="paragraph" style:parent-style-name="Standard">
      <style:text-properties officeooo:rsid="001c763c" officeooo:paragraph-rsid="001c763c"/>
    </style:style>
    <style:style style:name="P22" style:family="paragraph" style:parent-style-name="Standard">
      <style:text-properties officeooo:rsid="001edf0b" officeooo:paragraph-rsid="001edf0b"/>
    </style:style>
    <style:style style:name="P23" style:family="paragraph" style:parent-style-name="Standard">
      <style:text-properties fo:font-weight="normal" officeooo:rsid="000fd4d1" officeooo:paragraph-rsid="000fd4d1" style:font-weight-asian="normal" style:font-weight-complex="normal"/>
    </style:style>
    <style:style style:name="P24" style:family="paragraph" style:parent-style-name="Standard">
      <style:text-properties officeooo:paragraph-rsid="0023cb93"/>
    </style:style>
    <style:style style:name="T1" style:family="text">
      <style:text-properties officeooo:rsid="000fd4d1"/>
    </style:style>
    <style:style style:name="T2" style:family="text">
      <style:text-properties officeooo:rsid="00116937"/>
    </style:style>
    <style:style style:name="T3" style:family="text">
      <style:text-properties fo:color="#000000"/>
    </style:style>
    <style:style style:name="T4" style:family="text">
      <style:text-properties fo:color="#000000" officeooo:rsid="00116937"/>
    </style:style>
    <style:style style:name="T5" style:family="text">
      <style:text-properties fo:color="#000000" officeooo:rsid="000fd4d1"/>
    </style:style>
    <style:style style:name="T6" style:family="text">
      <style:text-properties fo:color="#000000" officeooo:rsid="00142dc4"/>
    </style:style>
    <style:style style:name="T7" style:family="text">
      <style:text-properties fo:color="#000000" officeooo:rsid="0012bdc3"/>
    </style:style>
    <style:style style:name="T8" style:family="text">
      <style:text-properties fo:color="#000000" officeooo:rsid="00161ba8"/>
    </style:style>
    <style:style style:name="T9" style:family="text">
      <style:text-properties fo:color="#000000" officeooo:rsid="00180479"/>
    </style:style>
    <style:style style:name="T10" style:family="text">
      <style:text-properties fo:color="#000000" officeooo:rsid="00198404"/>
    </style:style>
    <style:style style:name="T11" style:family="text">
      <style:text-properties fo:color="#000000" officeooo:rsid="001acb36"/>
    </style:style>
    <style:style style:name="T12" style:family="text">
      <style:text-properties fo:color="#000000" officeooo:rsid="001b7e8e"/>
    </style:style>
    <style:style style:name="T13" style:family="text">
      <style:text-properties fo:color="#000000" officeooo:rsid="001c763c"/>
    </style:style>
    <style:style style:name="T14" style:family="text">
      <style:text-properties officeooo:rsid="0012bdc3"/>
    </style:style>
    <style:style style:name="T15" style:family="text">
      <style:text-properties officeooo:rsid="00142dc4"/>
    </style:style>
    <style:style style:name="T16" style:family="text">
      <style:text-properties fo:color="#2a6099" officeooo:rsid="00142dc4"/>
    </style:style>
    <style:style style:name="T17" style:family="text">
      <style:text-properties officeooo:rsid="00207b08"/>
    </style:style>
    <style:style style:name="T18" style:family="text">
      <style:text-properties officeooo:rsid="00222bc8"/>
    </style:style>
    <style:style style:name="T19" style:family="text">
      <style:text-properties officeooo:rsid="0023cb93"/>
    </style:style>
    <style:style style:name="T20" style:family="text">
      <style:text-properties fo:color="#c9211e"/>
    </style:style>
    <style:style style:name="T21" style:family="text">
      <style:text-properties fo:color="#c9211e" fo:font-weight="bold" officeooo:rsid="0023cb93" style:font-weight-asian="bold" style:font-weight-complex="bold"/>
    </style:style>
    <style:style style:name="T22" style:family="text">
      <style:text-properties fo:color="#c9211e" fo:font-weight="bold" officeooo:rsid="000fd4d1" style:font-weight-asian="bold" style:font-weight-complex="bold"/>
    </style:style>
    <style:style style:name="T23" style:family="text">
      <style:text-properties fo:font-weight="bold" officeooo:rsid="000fd4d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имплекс <text:s/>DT -&gt; <text:s/>NIB</text:p>
      <text:p text:style-name="P2">Установление связи – протокол SCTP </text:p>
      <text:p text:style-name="P23">для установки соединения требуется 4 обмена сообщениями (4-way handshake). - <text:span text:style-name="T18">тут 5 посылок</text:span></text:p>
      <text:p text:style-name="P1">DT <text:s/>(<text:span text:style-name="T14">DATA </text:span>TSN=0) 44 <text:s/>байта</text:p>
      <text:p text:style-name="P4">020a100100010000271a0001070601400067853104001006040001278a0000000b0100070000000000000000</text:p>
      <text:p text:style-name="P15"><text:span text:style-name="T1">DT <text:s/>(</text:span><text:span text:style-name="T14">DATA </text:span><text:span text:style-name="T1">TSN=1) </text:span><text:span text:style-name="T15">34 байт</text:span></text:p>
      <text:p text:style-name="P5">020a10010001000027740000070601400067853104001005010104c0a80a9688cc000000</text:p>
      <text:p text:style-name="P15"><text:span text:style-name="T1">DT <text:s/>(</text:span><text:span text:style-name="T14">DATA </text:span><text:span text:style-name="T1">TSN=</text:span><text:span text:style-name="T2">2</text:span><text:span text:style-name="T1">) </text:span><text:span text:style-name="T15">34 байт</text:span></text:p>
      <text:p text:style-name="P6">020a100100010000271a0001070601400067853104001006040001278800010001000000</text:p>
      <text:p text:style-name="P15"><text:span text:style-name="T5">DT <text:s/>(</text:span><text:span text:style-name="T7">DATA </text:span><text:span text:style-name="T5">TSN=</text:span><text:span text:style-name="T4">3</text:span><text:span text:style-name="T5">) </text:span><text:span text:style-name="T6">42 байт</text:span></text:p>
      <text:p text:style-name="P6"><text:span text:style-name="T1">02080e010001271a00000706014000678531040010030801271b00000200000a31362044540a313030310000</text:span></text:p>
      <text:p text:style-name="P15"><text:span text:style-name="T5">DT <text:s/>(</text:span><text:span text:style-name="T7">DATA </text:span><text:span text:style-name="T5">TSN=</text:span><text:span text:style-name="T4">4</text:span><text:span text:style-name="T5">) </text:span><text:span text:style-name="T6">40 байт</text:span></text:p>
      <text:p text:style-name="P6"><text:span text:style-name="T1">02080e010001271a000007060140006785310400100308022715000001090000271c000001090000</text:span></text:p>
      <text:p text:style-name="P6"/>
      <text:p text:style-name="P13">NIB <text:span text:style-name="T15"><text:s/>ACK=1</text:span></text:p>
      <text:p text:style-name="P15"><text:span text:style-name="T5">NIB <text:s/></text:span><text:span text:style-name="T6">ACK=3</text:span></text:p>
      <text:p text:style-name="P15"><text:span text:style-name="T5">NIB <text:s/></text:span><text:span text:style-name="T6">ACK=4 </text:span><text:span text:style-name="T5">(</text:span><text:span text:style-name="T7">DATA </text:span><text:span text:style-name="T5">TSN=0) <text:s text:c="2"/></text:span><text:span text:style-name="T6">23 байт</text:span></text:p>
      <text:p text:style-name="P7"><text:span text:style-name="T1">020706014000678531080e010001271a0000040010430800</text:span></text:p>
      <text:p text:style-name="P7"/>
      <text:p text:style-name="P16"><text:span text:style-name="T5">DT </text:span><text:span text:style-name="T6">ACK=</text:span><text:span text:style-name="T8">0</text:span><text:span text:style-name="T6"> </text:span><text:span text:style-name="T5">(</text:span><text:span text:style-name="T7">DATA </text:span><text:span text:style-name="T5">TSN=</text:span><text:span text:style-name="T8">5</text:span><text:span text:style-name="T5">) <text:s text:c="2"/></text:span><text:span text:style-name="T8">32</text:span><text:span text:style-name="T6"> байт</text:span></text:p>
      <text:p text:style-name="P8"><text:span text:style-name="T15">02080e010001271a000007060140006785310400100308012715000101070000</text:span></text:p>
      <text:p text:style-name="P8"/>
      <text:p text:style-name="P16"><text:span text:style-name="T5">NIB </text:span><text:span text:style-name="T6"><text:s/>ACK=</text:span><text:span text:style-name="T9">5</text:span><text:span text:style-name="T6"> </text:span><text:span text:style-name="T5">(</text:span><text:span text:style-name="T7">DATA </text:span><text:span text:style-name="T5">TSN=</text:span><text:span text:style-name="T9">1</text:span><text:span text:style-name="T5">) <text:s text:c="2"/></text:span><text:span text:style-name="T6">2</text:span><text:span text:style-name="T9">6</text:span><text:span text:style-name="T6"> байт</text:span></text:p>
      <text:p text:style-name="P9"><text:span text:style-name="T15">0207060140006785310a100100010000271a00010400104604000000</text:span></text:p>
      <text:p text:style-name="P16"><text:span text:style-name="T6"/></text:p>
      <text:p text:style-name="P17"><text:span text:style-name="T5">NIB <text:s/></text:span><text:span text:style-name="T10">TSN</text:span><text:span text:style-name="T6">=</text:span><text:span text:style-name="T10">2 <text:s/></text:span><text:span text:style-name="T6">23 байт</text:span></text:p>
      <text:p text:style-name="P10"><text:span text:style-name="T15">020706014000678531080e010001271a0000040010430800</text:span></text:p>
      <text:p text:style-name="P10"/>
      <text:p text:style-name="P18"><text:span text:style-name="T5">DT </text:span><text:span text:style-name="T6"><text:s/>ACK=</text:span><text:span text:style-name="T11">2</text:span></text:p>
      <text:p text:style-name="P18"><text:span text:style-name="T11"/></text:p>
      <text:p text:style-name="P18"><text:span text:style-name="T5">NIB <text:s/></text:span><text:span text:style-name="T10">TSN</text:span><text:span text:style-name="T6">=</text:span><text:span text:style-name="T11">3</text:span><text:span text:style-name="T10"> <text:s/></text:span><text:span text:style-name="T6">23 байт</text:span></text:p>
      <text:p text:style-name="P11"><text:span text:style-name="T15">020706014000678531080e010001271a0000040010430800</text:span></text:p>
      <text:p text:style-name="P11"/>
      <text:p text:style-name="P19"><text:span text:style-name="T5">NIB <text:s/></text:span><text:span text:style-name="T10">TSN</text:span><text:span text:style-name="T6">=</text:span><text:span text:style-name="T12">4</text:span><text:span text:style-name="T10"> <text:s/></text:span><text:span text:style-name="T12">3</text:span><text:span text:style-name="T6">3 байт</text:span></text:p>
      <text:p text:style-name="P12"><text:soft-page-break/><text:span text:style-name="T15">0207060140006785310a1001000100002774000004001045010004c0a80a109c40000000</text:span></text:p>
      <text:p text:style-name="P20"><text:span text:style-name="T5">DT </text:span><text:span text:style-name="T6"><text:s/>ACK=</text:span><text:span text:style-name="T13">4</text:span></text:p>
      <text:p text:style-name="P20"><text:span text:style-name="T5">NIB <text:s/></text:span><text:span text:style-name="T10">TSN</text:span><text:span text:style-name="T6">=</text:span><text:span text:style-name="T13">5</text:span><text:span text:style-name="T10"> <text:s/></text:span><text:span text:style-name="T13">26</text:span><text:span text:style-name="T6"> байт</text:span></text:p>
      <text:p text:style-name="P20"><text:span text:style-name="T16">0207060140006785310a100100010000271a00010400104604000000</text:span></text:p>
      <text:p text:style-name="P20"><text:span text:style-name="T6"/></text:p>
      <text:p text:style-name="P21"><text:span text:style-name="T6">Д</text:span><text:span text:style-name="T3">алее начинается передача данных</text:span></text:p>
      <text:p text:style-name="P21"><text:span text:style-name="T3">Данные передаются в виде UDP пакетов</text:span></text:p>
      <text:p text:style-name="P21"><text:span text:style-name="T3">Длина каждого пакета 214 байт</text:span></text:p>
      <text:p text:style-name="P21">Непосредственно данные в пакете – 172 байта</text:p>
      <text:p text:style-name="P21">14 байт (0-13) в данных – флаги и два увеличивающихся номера</text:p>
      <text:p text:style-name="P21">2 байта (14-15) <text:s text:c="2"/>- ?</text:p>
      <text:p text:style-name="P21">8 байт (16-23) – неизменные данные в рамках сеанса</text:p>
      <text:p text:style-name="P21">148 байт (24-171) – аудиоданные</text:p>
      <text:p text:style-name="P21"/>
      <text:p text:style-name="P22">Также и источник и получатель периодически запрашивают друг у друга состояние по протоколу <text:span text:style-name="T17">SCTP</text:span></text:p>
      <text:p text:style-name="P22"/>
      <text:p text:style-name="P24"><text:span text:style-name="T21">DUPLEX</text:span><text:span text:style-name="T22"> <text:s/>DT -&gt; <text:s/>NIB</text:span></text:p>
      <text:p text:style-name="P14">Устанавливается соединение аналогично через протокол <text:s/><text:span text:style-name="T1">SCTP </text:span></text:p>
      <text:p text:style-name="P24"><text:span text:style-name="T22"/></text:p>
      <text:p text:style-name="P24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15:50:49.271490056</meta:creation-date>
    <meta:generator>LibreOffice/6.4.7.2$Linux_X86_64 LibreOffice_project/40$Build-2</meta:generator>
    <dc:date>2023-01-23T18:23:40.539195867</dc:date>
    <meta:editing-duration>PT1H39M41S</meta:editing-duration>
    <meta:editing-cycles>11</meta:editing-cycles>
    <meta:document-statistic meta:table-count="0" meta:image-count="0" meta:object-count="0" meta:page-count="2" meta:paragraph-count="42" meta:word-count="172" meta:character-count="1744" meta:non-whitespace-character-count="1574"/>
  </office:meta>
</office:document-meta>
</file>